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18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P11" style:family="paragraph" style:parent-style-name="List_20_Paragraph" style:list-style-name="WWNum22">
      <style:paragraph-properties fo:text-align="start" style:justify-single-word="false"/>
    </style:style>
    <style:style style:name="P12" style:family="paragraph" style:parent-style-name="List_20_Paragraph" style:list-style-name="WWNum23">
      <style:paragraph-properties fo:text-align="start" style:justify-single-word="false"/>
    </style:style>
    <style:style style:name="P13" style:family="paragraph" style:parent-style-name="List_20_Paragraph" style:list-style-name="WWNum24">
      <style:paragraph-properties fo:text-align="start" style:justify-single-word="false"/>
    </style:style>
    <style:style style:name="P14" style:family="paragraph" style:parent-style-name="List_20_Paragraph" style:list-style-name="WWNum25">
      <style:paragraph-properties fo:text-align="start" style:justify-single-word="false"/>
    </style:style>
    <style:style style:name="P15" style:family="paragraph" style:parent-style-name="List_20_Paragraph" style:list-style-name="WWNum27">
      <style:paragraph-properties fo:text-align="start" style:justify-single-word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style:font-name-asian="맑은 고딕1" style:font-size-complex="10pt"/>
    </style:style>
    <style:style style:name="T3" style:family="text">
      <style:text-properties style:font-name="맑은 고딕" officeooo:rsid="001a624d" style:font-name-asian="맑은 고딕1"/>
    </style:style>
    <style:style style:name="T4" style:family="text">
      <style:text-properties style:font-name="맑은 고딕" fo:font-weight="bold" style:font-name-asian="맑은 고딕1" style:font-weight-asian="bold"/>
    </style:style>
    <style:style style:name="T5" style:family="text">
      <style:text-properties fo:color="#000000" style:font-name="맑은 고딕" fo:background-color="#ffffff" loext:char-shading-value="0" style:font-name-asian="맑은 고딕1"/>
    </style:style>
    <style:style style:name="T6" style:family="text">
      <style:text-properties style:font-name="Wingdings" style:font-name-asian="Wingdings1" style:font-name-complex="Wingdings1"/>
    </style:style>
    <style:style style:name="T7" style:family="text">
      <style:text-properties style:font-name="Wingdings" style:font-name-asian="Wingdings1" style:font-name-complex="Wingdings1" style:font-size-complex="10pt"/>
    </style:style>
    <style:style style:name="T8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9" style:family="text">
      <style:text-properties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5">딥러닝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0</text:span><text:span text:style-name="T3">7</text:span><text:span text:style-name="T1">(화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4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78332762" text:style-name="WWNum18">
              <text:list-item>
                <text:p text:style-name="P9"><text:span text:style-name="T1">CNN review</text:span></text:p>
              </text:list-item>
            </text:list>
            <text:list xml:id="list2631126068" text:style-name="WWNum21">
              <text:list-item>
                <text:list>
                  <text:list-item>
                    <text:p text:style-name="P10"><text:span text:style-name="T1">(train_input, train_target), (test_input, test_target) = mnist.load_data()</text:span></text:p>
                  </text:list-item>
                  <text:list-item>
                    <text:p text:style-name="P10"><text:span text:style-name="T1">train_test_split()</text:span></text:p>
                  </text:list-item>
                  <text:list-item>
                    <text:p text:style-name="P10"><text:span text:style-name="T1">Conv2D(padding = “same”) = 테두리 쳐서 원본사이즈 유지 28 * 28</text:span></text:p>
                  </text:list-item>
                  <text:list-item>
                    <text:p text:style-name="P10"><text:span text:style-name="T1">Maxpooling2D(2) Conv2D 한 것을 가로 세로 1/2 14 * 14</text:span></text:p>
                  </text:list-item>
                  <text:list-item>
                    <text:p text:style-name="P10"><text:span text:style-name="T1">Conv2D(padding = “same”) 14 * 14</text:span></text:p>
                  </text:list-item>
                  <text:list-item>
                    <text:p text:style-name="P10"><text:span text:style-name="T1">Maxpooling2D(2) Conv2D 한 것을 가로 세로 1/2 7 * 7</text:span></text:p>
                  </text:list-item>
                  <text:list-item>
                    <text:p text:style-name="P10"><text:span text:style-name="T1">flatten() 1차원으로</text:span></text:p>
                  </text:list-item>
                  <text:list-item>
                    <text:p text:style-name="P10"><text:span text:style-name="T1">Dense</text:span></text:p>
                  </text:list-item>
                  <text:list-item>
                    <text:p text:style-name="P10"><text:span text:style-name="T1">Dropout </text:span><text:span text:style-name="T6"></text:span><text:span text:style-name="T1"> 일정 random % 노드 계산 안하기</text:span></text:p>
                  </text:list-item>
                  <text:list-item>
                    <text:p text:style-name="P10"><text:span text:style-name="T1">Dense</text:span></text:p>
                  </text:list-item>
                  <text:list-item>
                    <text:p text:style-name="P10"><text:span text:style-name="T1">compile</text:span></text:p>
                  </text:list-item>
                  <text:list-item>
                    <text:p text:style-name="P10"><text:span text:style-name="T1">checkpoint</text:span></text:p>
                  </text:list-item>
                  <text:list-item>
                    <text:p text:style-name="P10"><text:span text:style-name="T1">early_stopping</text:span></text:p>
                  </text:list-item>
                  <text:list-item>
                    <text:p text:style-name="P10"><text:span text:style-name="T1">model.fit(X_t, Y_t, epochs = n, validation_data = (X_v, Y_v)</text:span></text:p>
                  </text:list-item>
                </text:list>
              </text:list-item>
            </text:list>
            <text:list xml:id="list110227057734937" text:continue-list="list78332762" text:style-name="WWNum18">
              <text:list-item>
                <text:p text:style-name="P9"><text:span text:style-name="T1">텍스트의 토큰화</text:span></text:p>
              </text:list-item>
            </text:list>
            <text:list xml:id="list2821555186" text:style-name="WWNum22">
              <text:list-item>
                <text:list>
                  <text:list-item>
                    <text:p text:style-name="P11"><text:span text:style-name="T1">from keras.preprocessing.text import Tokenizer<text:line-break/>token = Tokenizer()<text:line-break/>fit_on_texts(docs) </text:span><text:span text:style-name="T6"></text:span><text:span text:style-name="T1"> model.fit 같은 개념인데 단어를 나누는 과정</text:span></text:p>
                  </text:list-item>
                  <text:list-item>
                    <text:p text:style-name="P11"><text:span text:style-name="T1">x = token.texts_to_sequences([text])<text:line-break/>토큰의 시퀀스로만 채워진 새로운 배열 만듦</text:span></text:p>
                  </text:list-item>
                  <text:list-item>
                    <text:p text:style-name="P11"><text:span text:style-name="T1">padded_x = pad_sequences(x, 4)<text:line-break/>길이가 길면 자름, 길이가 4보다 길면 앞에 것을 잘라 냄<text:line-break/>길이가 짧으면 0을 넣음<text:line-break/>CNN의 padding 개념이랑 같음</text:span></text:p>
                  </text:list-item>
                  <text:list-item>
                    <text:p text:style-name="P11"><text:span text:style-name="T1">Embedding(word_size, 8, input_length = 4)</text:span></text:p>
                  </text:list-item>
                </text:list>
              </text:list-item>
            </text:list>
            <text:list xml:id="list110226951746012" text:continue-list="list110227057734937" text:style-name="WWNum18">
              <text:list-item>
                <text:p text:style-name="P9"><text:soft-page-break/><text:span text:style-name="T1">CNN은 순서 X 병렬처리 가능<text:line-break/>RNN(Recurrent Neural Network, 순환 신경망)은 순서 매우 중요함</text:span></text:p>
              </text:list-item>
            </text:list>
            <text:list xml:id="list3043648617" text:style-name="WWNum23">
              <text:list-item>
                <text:list>
                  <text:list-item>
                    <text:p text:style-name="P12"><text:span text:style-name="T1">오늘 주가가 얼마야? 오늘(기억) </text:span><text:span text:style-name="T6"></text:span><text:span text:style-name="T1"> 오늘 주가가(기억) </text:span><text:span text:style-name="T6"></text:span><text:span text:style-name="T1"> 오늘 주가가 얼마야? </text:span><text:span text:style-name="T6"></text:span><text:span text:style-name="T1"> 출력<text:line-break/>(기억)을 관리하는 것이 LTSM : Long-Short Term Memory<text:line-break/>FIFO 개념, </text:span></text:p>
                  </text:list-item>
                </text:list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1761805559" text:style-name="WWNum24">
              <text:list-item>
                <text:p text:style-name="P13"><text:span text:style-name="T2">순차적 개념</text:span></text:p>
              </text:list-item>
              <text:list-item>
                <text:p text:style-name="P13"><text:span text:style-name="T2">순환 신경망 RNN</text:span></text:p>
              </text:list-item>
            </text:list>
            <text:list xml:id="list2267317973" text:style-name="WWNum25">
              <text:list-item>
                <text:list>
                  <text:list-item>
                    <text:p text:style-name="P14"><text:span text:style-name="T2">text가 들어감 </text:span><text:span text:style-name="T7"></text:span><text:span text:style-name="T2"> 문장을 단어로 쪼갬 tokeniza</text:span></text:p>
                  </text:list-item>
                  <text:list-item>
                    <text:p text:style-name="P14"><text:span text:style-name="T2">(전처리) 각 문장마다 단어의 길이가 다르니까 단어의 길이를 동일하게 pad_seq()</text:span></text:p>
                  </text:list-item>
                  <text:list-item>
                    <text:p text:style-name="P14"><text:span text:style-name="T2">embedding</text:span></text:p>
                  </text:list-item>
                  <text:list-item>
                    <text:p text:style-name="P14"><text:span text:style-name="T2">dropout</text:span></text:p>
                  </text:list-item>
                  <text:list-item>
                    <text:p text:style-name="P14"><text:span text:style-name="T2">conv</text:span></text:p>
                  </text:list-item>
                  <text:list-item>
                    <text:p text:style-name="P14"><text:span text:style-name="T2">maxpulling</text:span></text:p>
                  </text:list-item>
                  <text:list-item>
                    <text:p text:style-name="P14"><text:span text:style-name="T2">lstm</text:span></text:p>
                  </text:list-item>
                  <text:list-item>
                    <text:p text:style-name="P14"><text:span text:style-name="T2">sigmoid</text:span></text:p>
                  </text:list-item>
                </text:list>
              </text:list-item>
            </text:list>
            <text:list xml:id="list110226604045333" text:continue-list="list1761805559" text:style-name="WWNum24">
              <text:list-item>
                <text:p text:style-name="P13"><text:span text:style-name="T2">딥러닝 모델 학습법</text:span></text:p>
              </text:list-item>
            </text:list>
            <text:list xml:id="list3361415859" text:style-name="WWNum27">
              <text:list-item>
                <text:list>
                  <text:list-item>
                    <text:p text:style-name="P15"><text:span text:style-name="T2">데이터를 학습, 검증, 테스트 데이터로 분리</text:span></text:p>
                  </text:list-item>
                  <text:list-item>
                    <text:p text:style-name="P15"><text:span text:style-name="T2">카테고리 데이터인 경우 원-핫 인코딩을 이용</text:span></text:p>
                  </text:list-item>
                  <text:list-item>
                    <text:p text:style-name="P15"><text:span text:style-name="T2">데이터의 특성을 극대화<text:line-break/>합성곱을 이용하여 특성에 가중치를 곱해서 극대화 시킴<text:line-break/>이미지 : conv2d &lt;- 커널 사이즈 2차원 배열<text:line-break/>기존의 사이즈를 변경하지 않기 위해서는 padding = “same”<text:line-break/>텍스트 : conv1d &lt;- 커널 사이즈의 1차원 배열<text:line-break/>maxpooling1d(커널 사이즈)<text:line-break/>LSTM() : 타임스텝에 가중치를 부여, 기억, GRU()</text:span></text:p>
                  </text:list-item>
                  <text:list-item>
                    <text:p text:style-name="P15"><text:span text:style-name="T2">과적합 방지를 위해서<text:line-break/>dropout(drop할 자료의 %)</text:span></text:p>
                  </text:list-item>
                  <text:list-item>
                    <text:p text:style-name="P15"><text:span text:style-name="T2">텍스트의 경우 문장마다 사이즈가 다르므로 문장의 사이즈 통일시킴<text:line-break/>padding : pad_sequences, 모자라면 0으로 채움, 넘치면 앞에서 자름<text:line-break/></text:span><text:span text:style-name="T1">임베딩 : 정해진 단어를 주어지는 배열로 압축, 공간 낭비를 없앰</text:span></text:p>
                  </text:list-item>
                  <text:list-item>
                    <text:p text:style-name="P15"><text:span text:style-name="T1">콜백을 이용하여 손실함수 변동이 없을 시 조기 중단 가능</text:span></text:p>
                  </text:list-item>
                  <text:list-item>
                    <text:p text:style-name="P15"><text:span text:style-name="T1">여러 개의 층을 쌓을 경우 Dense()는 1차원 배열을 입력으로 받으므로 </text:span><text:soft-page-break/><text:span text:style-name="T1">Flatten()을 사용하여 1차원 배열로 변환 후 Dense layer 처리</text:span></text:p>
                  </text:list-item>
                  <text:list-item>
                    <text:p text:style-name="P15"><text:span text:style-name="T1">마지막 출력층은 sigmoid 또는 softmax 활성함수를 사용</text:span></text:p>
                  </text:list-item>
                </text:list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0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75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45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86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57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4</meta:editing-cycles>
    <meta:print-date>2013-04-03T01:01:00</meta:print-date>
    <meta:creation-date>2021-12-07T00:11:00</meta:creation-date>
    <dc:date>2022-01-23T11:02:25.386000000</dc:date>
    <meta:editing-duration>PT7H41M16S</meta:editing-duration>
    <meta:generator>Neat_Office/6.2.8.2$Windows_x86 LibreOffice_project/</meta:generator>
    <meta:document-statistic meta:table-count="1" meta:image-count="0" meta:object-count="0" meta:page-count="3" meta:paragraph-count="51" meta:word-count="757" meta:character-count="1820" meta:non-whitespace-character-count="1539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